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3AEEEC96DEA6319DE54.png" manifest:media-type="image/png"/>
  <manifest:file-entry manifest:full-path="Pictures/10000201000001EB000001A939E3E9CAD5BA2E35.png" manifest:media-type="image/png"/>
  <manifest:file-entry manifest:full-path="Pictures/1000020100000133000001947EE867A2B28E9CCA.png" manifest:media-type="image/png"/>
  <manifest:file-entry manifest:full-path="Pictures/1000014600000D70000005107B9E57FC88EDA291.svg" manifest:media-type="image/svg+xml"/>
  <manifest:file-entry manifest:full-path="Pictures/100002010000008200000031BF954F7FBE559F5D.png" manifest:media-type="image/png"/>
  <manifest:file-entry manifest:full-path="Pictures/100000000000070700000265E53C8CFCB7FBA9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5.46cm" svg:height="4cm" svg:x="8cm" svg:y="13.664cm">
            <draw:image xlink:href="Pictures/1000020100000500000003AEEEC96DEA6319DE54.png" xlink:type="simple" xlink:show="embed" xlink:actuate="onLoad">
              <text:p/>
            </draw:image>
          </draw:frame>
          <draw:frame draw:style-name="gr1" draw:text-style-name="P1" draw:layer="layout" svg:width="4cm" svg:height="4cm" svg:x="2.7cm" svg:y="13.664cm">
            <draw:image xlink:href="Pictures/10000201000001EB000001A939E3E9CAD5BA2E35.png" xlink:type="simple" xlink:show="embed" xlink:actuate="onLoad">
              <text:p/>
            </draw:image>
          </draw:frame>
          <draw:frame draw:style-name="gr1" draw:text-style-name="P1" draw:layer="layout" svg:width="3.03cm" svg:height="4cm" svg:x="15.27cm" svg:y="13.664cm">
            <draw:image xlink:href="Pictures/1000020100000133000001947EE867A2B28E9CCA.png" xlink:type="simple" xlink:show="embed" xlink:actuate="onLoad">
              <text:p/>
            </draw:image>
          </draw:frame>
          <draw:frame draw:style-name="gr1" draw:text-style-name="P1" draw:layer="layout" svg:width="3.439cm" svg:height="1.295cm" svg:x="5.948cm" svg:y="12.036cm">
            <draw:image xlink:href="Pictures/1000014600000D70000005107B9E57FC88EDA291.svg" xlink:type="simple" xlink:show="embed" xlink:actuate="onLoad">
              <text:p/>
            </draw:image>
            <draw:image xlink:href="Pictures/100002010000008200000031BF954F7FBE559F5D.png" xlink:type="simple" xlink:show="embed" xlink:actuate="onLoad"/>
          </draw:frame>
          <draw:frame draw:style-name="gr1" draw:text-style-name="P1" draw:layer="layout" svg:width="3.439cm" svg:height="1.295cm" svg:x="12.649cm" svg:y="12.036cm">
            <draw:image xlink:href="Pictures/1000014600000D70000005107B9E57FC88EDA291.svg" xlink:type="simple" xlink:show="embed" xlink:actuate="onLoad">
              <text:p/>
            </draw:image>
            <draw:image xlink:href="Pictures/100002010000008200000031BF954F7FBE559F5D.png" xlink:type="simple" xlink:show="embed" xlink:actuate="onLoad"/>
          </draw:frame>
        </draw:g>
      </draw:page>
      <draw:page draw:name="page2" draw:style-name="dp1" draw:master-page-name="Padrão">
        <draw:frame draw:style-name="gr2" draw:text-style-name="P2" draw:layer="layout" svg:width="27.699cm" svg:height="9.411cm" svg:x="1.001cm" svg:y="5.795cm">
          <draw:image xlink:href="Pictures/100000000000070700000265E53C8CFCB7FBA9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0T10:26:12.601446138</meta:creation-date>
    <dc:date>2019-04-03T18:11:53.642000000</dc:date>
    <meta:editing-duration>P1DT38M23S</meta:editing-duration>
    <meta:editing-cycles>3</meta:editing-cycles>
    <meta:generator>LibreOffice/6.0.1.1$Windows_X86_64 LibreOffice_project/60bfb1526849283ce2491346ed2aa51c465abfe6</meta:generator>
    <meta:document-statistic meta:object-count="7"/>
  </office:meta>
</office:document-meta>
</file>